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arca(<text:span text:style-name="T1">IdMarca</text:span>, <text:span text:style-name="T2">Nome</text:span>, Pontos, País)</text:p>
      <text:p text:style-name="Standard">Carro(<text:span text:style-name="T1">IdCarro</text:span>, Peso, Potencia, MaxSpeed, Marca-&gt;Marca, Condutor-&gt;Piloto)</text:p>
      <text:p text:style-name="Standard">Piloto(<text:span text:style-name="T1">IdPiloto</text:span>, Nome, Morada, Idade, Pontos, Nacionalidade, Marca-&gt;Marca)</text:p>
      <text:p text:style-name="Standard">Circuito(<text:span text:style-name="T1">IdCircuito</text:span>, Nome, País, Local, Perímetro)</text:p>
      <text:p text:style-name="Standard">Corrida(<text:span text:style-name="T1">IdCorrida</text:span>, Voltas, Data, Pista-&gt;Circuito)</text:p>
      <text:p text:style-name="Standard">Desistência(<text:span text:style-name="T1">Piloto</text:span>-&gt;Piloto, <text:span text:style-name="T1">Corrida</text:span>-&gt;Corrida, Motivo, Volta)</text:p>
      <text:p text:style-name="Standard">Posição(<text:span text:style-name="T1">Piloto</text:span><text:span text:style-name="T2">-&gt;Piloto, </text:span><text:span text:style-name="T1">Corrida</text:span><text:span text:style-name="T2">-&gt;Corrida, posição)</text:span></text:p>
      <text:p text:style-name="Standard"><text:span text:style-name="T2"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1T10:54:45.786458699</meta:creation-date>
    <dc:date>2021-03-01T11:10:21.796540427</dc:date>
    <meta:editing-duration>PT4M45S</meta:editing-duration>
    <meta:editing-cycles>1</meta:editing-cycles>
    <meta:document-statistic meta:table-count="0" meta:image-count="0" meta:object-count="0" meta:page-count="1" meta:paragraph-count="7" meta:word-count="33" meta:character-count="389" meta:non-whitespace-character-count="363"/>
    <meta:generator>LibreOffice/7.0.4.2$Linux_X86_64 LibreOffice_project/00$Build-2</meta:generator>
  </office:meta>
</office:document-meta>
</file>